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pperplate Gothic Light" svg:font-family="Copperplate Gothic Light" style:font-family-generic="swiss" style:font-pitch="variable" svg:panose-1="2 14 5 7 2 2 6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style>
    <style:style style:name="T2" style:parent-style-name="Standardskriftforavsnitt" style:family="text">
      <style:text-properties style:font-name-complex="Arial"/>
    </style:style>
    <style:style style:name="T3" style:parent-style-name="Standardskriftforavsnitt" style:family="text">
      <style:text-properties style:font-name-complex="Arial"/>
    </style:style>
    <style:style style:name="T4" style:parent-style-name="Standardskriftforavsnitt" style:family="text">
      <style:text-properties style:font-name-complex="Arial"/>
    </style:style>
    <style:style style:name="T5" style:parent-style-name="Standardskriftforavsnitt" style:family="text">
      <style:text-properties style:font-name-complex="Arial"/>
    </style:style>
    <style:style style:name="T6" style:parent-style-name="Standardskriftforavsnitt" style:family="text">
      <style:text-properties style:font-name-complex="Arial"/>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font-weight="bold" style:font-weight-asian="bold"/>
    </style:style>
    <style:style style:name="T10" style:parent-style-name="Standardskriftforavsnitt" style:family="text">
      <style:text-properties fo:font-weight="bold" style:font-weight-asian="bold"/>
    </style:style>
    <style:style style:name="T11" style:parent-style-name="Standardskriftforavsnitt" style:family="text">
      <style:text-properties fo:font-weight="bold" style:font-weight-asian="bold"/>
    </style:style>
    <style:style style:name="T12" style:parent-style-name="Standardskriftforavsnitt" style:family="text">
      <style:text-properties fo:font-weight="bold" style:font-weight-asian="bold"/>
    </style:style>
    <style:style style:name="T13" style:parent-style-name="Standardskriftforavsnitt" style:family="text">
      <style:text-properties fo:font-weight="bold" style:font-weight-asian="bold"/>
    </style:style>
    <style:style style:name="T14" style:parent-style-name="Standardskriftforavsnitt" style:family="text">
      <style:text-properties fo:font-weight="bold" style:font-weight-asian="bold"/>
    </style:style>
    <style:style style:name="T15" style:parent-style-name="Standardskriftforavsnitt" style:family="text">
      <style:text-properties fo:font-weight="bold" style:font-weight-asian="bold"/>
    </style:style>
    <style:style style:name="T16" style:parent-style-name="Standardskriftforavsnitt" style:family="text">
      <style:text-properties fo:font-weight="bold" style:font-weight-asian="bold"/>
    </style:style>
    <style:style style:name="T17" style:parent-style-name="Standardskriftforavsnitt" style:family="text">
      <style:text-properties fo:font-weight="bold" style:font-weight-asian="bold"/>
    </style:style>
    <style:style style:name="T18" style:parent-style-name="Standardskriftforavsnitt" style:family="text">
      <style:text-properties fo:font-weight="bold" style:font-weight-asian="bold"/>
    </style:style>
    <style:style style:name="P19" style:parent-style-name="Listeavsnitt" style:family="paragraph"/>
    <style:style style:name="P20" style:parent-style-name="Listeavsnitt" style:family="paragraph"/>
    <style:style style:name="P21" style:parent-style-name="Listeavsnitt" style:family="paragraph"/>
    <style:style style:name="P22" style:parent-style-name="Listeavsnitt" style:family="paragraph"/>
    <style:style style:name="T23" style:parent-style-name="Standardskriftforavsnitt" style:family="text">
      <style:text-properties fo:font-weight="bold" style:font-weight-asian="bold"/>
    </style:style>
    <style:style style:name="P24" style:parent-style-name="Listeavsnitt" style:family="paragraph"/>
    <style:style style:name="P25" style:parent-style-name="Listeavsnitt" style:family="paragraph"/>
    <style:style style:name="P26" style:parent-style-name="Listeavsnitt" style:family="paragraph"/>
    <style:style style:name="P27" style:parent-style-name="Listeavsnitt" style:family="paragraph"/>
    <style:style style:name="T28" style:parent-style-name="Standardskriftforavsnitt" style:family="text">
      <style:text-properties fo:font-weight="bold" style:font-weight-asian="bold"/>
    </style:style>
    <style:style style:name="P29" style:parent-style-name="Listeavsnitt" style:family="paragraph"/>
    <style:style style:name="P30" style:parent-style-name="Listeavsnitt" style:family="paragraph"/>
    <style:style style:name="P31" style:parent-style-name="Listeavsnitt" style:family="paragraph"/>
    <style:style style:name="P32" style:parent-style-name="Listeavsnitt" style:family="paragraph"/>
    <style:style style:name="T33" style:parent-style-name="Standardskriftforavsnitt" style:family="text">
      <style:text-properties fo:font-weight="bold" style:font-weight-asian="bold"/>
    </style:style>
    <style:style style:name="P34" style:parent-style-name="Listeavsnitt" style:family="paragraph"/>
    <style:style style:name="P35" style:parent-style-name="Listeavsnitt" style:family="paragraph"/>
    <style:style style:name="P36" style:parent-style-name="Listeavsnitt" style:family="paragraph"/>
    <style:style style:name="T37" style:parent-style-name="Standardskriftforavsnitt" style:family="text">
      <style:text-properties fo:font-weight="bold" style:font-weight-asian="bold"/>
    </style:style>
    <style:style style:name="P38" style:parent-style-name="Listeavsnitt" style:family="paragraph"/>
    <style:style style:name="P39" style:parent-style-name="Listeavsnitt" style:family="paragraph"/>
    <style:style style:name="P40" style:parent-style-name="Listeavsnitt" style:family="paragraph"/>
    <style:style style:name="P41" style:parent-style-name="Listeavsnitt" style:family="paragraph"/>
    <style:style style:name="T42" style:parent-style-name="Standardskriftforavsnitt" style:family="text">
      <style:text-properties fo:font-weight="bold" style:font-weight-asian="bold"/>
    </style:style>
    <style:style style:name="P43" style:parent-style-name="Listeavsnitt" style:family="paragraph"/>
    <style:style style:name="T44" style:parent-style-name="Standardskriftforavsnitt" style:family="text">
      <style:text-properties fo:font-weight="bold" style:font-weight-asian="bold"/>
    </style:style>
    <style:style style:name="P45" style:parent-style-name="Listeavsnitt" style:family="paragraph"/>
    <style:style style:name="P46" style:parent-style-name="Listeavsnitt" style:family="paragraph"/>
    <style:style style:name="P47" style:parent-style-name="Listeavsnitt" style:family="paragraph"/>
    <style:style style:name="P48" style:parent-style-name="Listeavsnitt" style:family="paragraph"/>
    <style:style style:name="P49" style:parent-style-name="Listeavsnitt" style:family="paragraph"/>
    <style:style style:name="P50" style:parent-style-name="Normal" style:family="paragraph">
      <style:text-properties fo:font-weight="bold" style:font-weight-asian="bold" style:text-underline-type="single" style:text-underline-style="solid" style:text-underline-width="auto" style:text-underline-mode="continuous"/>
    </style:style>
    <style:style style:name="T51" style:parent-style-name="Standardskriftforavsnitt" style:family="text">
      <style:text-properties fo:font-weight="bold" style:font-weight-asian="bold"/>
    </style:style>
    <style:style style:name="P52" style:parent-style-name="Listeavsnitt" style:family="paragraph"/>
    <style:style style:name="P53" style:parent-style-name="Listeavsnitt" style:family="paragraph"/>
    <style:style style:name="P54" style:parent-style-name="Listeavsnitt" style:family="paragraph"/>
    <style:style style:name="P55" style:parent-style-name="Listeavsnitt" style:family="paragraph"/>
    <style:style style:name="P56" style:parent-style-name="Listeavsnitt" style:family="paragraph"/>
    <style:style style:name="P57" style:parent-style-name="Listeavsnitt" style:family="paragraph"/>
    <style:style style:name="P58" style:parent-style-name="Listeavsnitt" style:family="paragraph"/>
    <style:style style:name="P59" style:parent-style-name="Listeavsnitt" style:family="paragraph"/>
    <style:style style:name="P60" style:parent-style-name="Listeavsnitt" style:family="paragraph"/>
    <style:style style:name="P61" style:parent-style-name="Listeavsnitt" style:family="paragraph"/>
    <style:style style:name="T62" style:parent-style-name="Standardskriftforavsnitt" style:family="text">
      <style:text-properties fo:font-weight="bold" style:font-weight-asian="bold" style:text-underline-type="single" style:text-underline-style="solid" style:text-underline-width="auto" style:text-underline-mode="continuous"/>
    </style:style>
    <style:style style:name="P63" style:parent-style-name="Normal" style:family="paragraph">
      <style:text-properties fo:font-weight="bold" style:font-weight-asian="bold"/>
    </style:style>
    <style:style style:name="T64" style:parent-style-name="Standardskriftforavsnitt" style:family="text">
      <style:text-properties fo:font-weight="bold" style:font-weight-asian="bold"/>
    </style:style>
    <style:style style:name="P65" style:parent-style-name="Listeavsnitt" style:family="paragraph"/>
    <style:style style:name="P66" style:parent-style-name="Listeavsnitt" style:family="paragraph"/>
    <style:style style:name="P67" style:parent-style-name="Listeavsnitt" style:family="paragraph"/>
    <style:style style:name="T68" style:parent-style-name="Standardskriftforavsnitt" style:family="text">
      <style:text-properties fo:font-weight="bold" style:font-weight-asian="bold" style:text-underline-type="single" style:text-underline-style="solid" style:text-underline-width="auto" style:text-underline-mode="continuous"/>
    </style:style>
    <style:style style:name="P69" style:parent-style-name="Normal" style:family="paragraph">
      <style:text-properties fo:font-weight="bold" style:font-weight-asian="bold"/>
    </style:style>
    <style:style style:name="T70" style:parent-style-name="Standardskriftforavsnitt" style:family="text">
      <style:text-properties fo:font-weight="bold" style:font-weight-asian="bold"/>
    </style:style>
    <style:style style:name="P71" style:parent-style-name="Listeavsnitt" style:family="paragraph"/>
    <style:style style:name="P72" style:parent-style-name="Listeavsnitt" style:family="paragraph"/>
    <style:style style:name="P73" style:parent-style-name="Listeavsnitt" style:family="paragraph"/>
    <style:style style:name="P74" style:parent-style-name="Normal" style:family="paragraph">
      <style:text-properties fo:font-weight="bold" style:font-weight-asian="bold"/>
    </style:style>
    <style:style style:name="P75" style:parent-style-name="Listeavsnitt" style:family="paragraph"/>
    <style:style style:name="P76" style:parent-style-name="Listeavsnitt" style:family="paragraph"/>
    <style:style style:name="P77" style:parent-style-name="Normal" style:family="paragraph">
      <style:text-properties fo:font-weight="bold" style:font-weight-asian="bold"/>
    </style:style>
    <style:style style:name="P78" style:parent-style-name="Listeavsnitt" style:family="paragraph"/>
    <style:style style:name="P79" style:parent-style-name="Listeavsnitt" style:family="paragraph"/>
    <style:style style:name="T80" style:parent-style-name="Standardskriftforavsnitt" style:family="text">
      <style:text-properties fo:font-weight="bold" style:font-weight-asian="bold" style:text-underline-type="single" style:text-underline-style="solid" style:text-underline-width="auto" style:text-underline-mode="continuous"/>
    </style:style>
    <style:style style:name="P81" style:parent-style-name="Normal" style:family="paragraph">
      <style:text-properties fo:font-weight="bold" style:font-weight-asian="bold"/>
    </style:style>
    <style:style style:name="P82" style:parent-style-name="Listeavsnitt" style:family="paragraph"/>
    <style:style style:name="P83" style:parent-style-name="Listeavsnitt" style:family="paragraph"/>
    <style:style style:name="P84" style:parent-style-name="Listeavsnitt" style:family="paragraph"/>
    <style:style style:name="P85" style:parent-style-name="Listeavsnitt" style:family="paragraph"/>
    <style:style style:name="P86" style:parent-style-name="Listeavsnitt" style:family="paragraph"/>
    <style:style style:name="T87" style:parent-style-name="Standardskriftforavsnitt" style:family="text">
      <style:text-properties fo:font-weight="bold" style:font-weight-asian="bold"/>
    </style:style>
    <style:style style:name="P88" style:parent-style-name="Listeavsnitt" style:family="paragraph"/>
    <style:style style:name="P89" style:parent-style-name="Listeavsnitt" style:family="paragraph"/>
    <style:style style:name="P90" style:parent-style-name="Listeavsnitt" style:family="paragraph"/>
    <style:style style:name="P91" style:parent-style-name="Normal" style:family="paragraph">
      <style:text-properties fo:font-weight="bold" style:font-weight-asian="bold"/>
    </style:style>
  </office:automatic-styles>
  <office:body>
    <office:text text:use-soft-page-breaks="true">
      <text:h text:style-name="P1" text:outline-level="1">Notater i Introduksjon til prosjektarbeid</text:h>
      <text:p text:style-name="Normal"/>
      <text:p text:style-name="Ingenmellomrom">Foreleser: John E. Simensen, Institutt for Energiteknikk</text:p>
      <text:p text:style-name="Ingenmellomrom"/>
      <text:p text:style-name="Normal">Hva er prosjektarbeid?</text:p>
      <text:p text:style-name="Normal">Tidsbegrenset undervisningstiltak hvor<text:s/><text:span text:style-name="T2">læringsorganiseringen</text:span><text:span text:style-name="T3"><text:s/>baseres på at elevene identifiserer et problem som forsøkes løst i samarbeid med andre elever. Problemet skal så vidt mulig være eksemplarisk for et videre kunnskapsområde. Når gunstige forutsetninger er til stede, spesielt en faglig sterk og inspirerende lærer, kan prosjektarbeid være en optimal form for effektiv læring.</text:span><text:span text:style-name="T4"><text:s/>(</text:span><text:span text:style-name="T5">hentet fra</text:span><text:span text:style-name="T6"><text:s/>Store Norske Leksikon)</text:span></text:p>
      <text:p text:style-name="P7">“Large ambitious goals usually require that people work together”</text:p>
      <text:p text:style-name="P8"/>
      <text:p text:style-name="P9">Hvilke faser man velger avhenger av<text:s/>(blant annet)</text:p>
      <text:p text:style-name="Normal">*<text:s/>Mål<text:span text:style-name="T10"><text:line-break/></text:span>* Type prosjekt/oppgave/metode<text:span text:style-name="T11"><text:line-break/></text:span>* Hvor mye tid som er tilgjengelig<text:span text:style-name="T12"><text:line-break/></text:span>* Tilgjengelige ressurser</text:p>
      <text:p text:style-name="Normal"><text:span text:style-name="T13">Eksempel</text:span><text:span text:style-name="T14"><text:line-break/></text:span>1. Initiering/oppstart<text:span text:style-name="T15"><text:line-break/></text:span>2. Planleggingsfase<text:span text:style-name="T16"><text:line-break/></text:span>3. Utførelse<text:span text:style-name="T17"><text:line-break/></text:span>4. Avsluttende</text:p>
      <text:p text:style-name="Normal"/>
      <text:p text:style-name="Normal"><text:span text:style-name="T18">Forventning og plan for hver fase</text:span></text:p>
      <text:list text:style-name="LFO1" text:continue-numbering="true">
        <text:list-item>
          <text:p text:style-name="P19">Hva skal hver av fasene inneholde?</text:p>
        </text:list-item>
        <text:list-item>
          <text:p text:style-name="P20">Hvem gjør hva og hvorfor?</text:p>
        </text:list-item>
        <text:list-item>
          <text:p text:style-name="P21">Hvor lenge varer en prosjektfase?</text:p>
        </text:list-item>
        <text:list-item>
          <text:p text:style-name="P22">Hva skal til for å bevege seg til neste prosjektfase?</text:p>
        </text:list-item>
      </text:list>
      <text:p text:style-name="Normal"/>
      <text:p text:style-name="Normal"><text:span text:style-name="T23">Belbin</text:span></text:p>
      <text:list text:style-name="LFO2" text:continue-numbering="true">
        <text:list-item>
          <text:p text:style-name="P24">Raymond Meredith Belbin – britisk forsker og administrasjons- og ledelsesteoretiker</text:p>
        </text:list-item>
        <text:list-item>
          <text:p text:style-name="P25">Et effektivt team har 8-9 ulike roller som må/bør dekkes</text:p>
        </text:list-item>
        <text:list-item>
          <text:p text:style-name="P26">Praktisk trenger man 3-4 personer for dette</text:p>
        </text:list-item>
        <text:list-item>
          <text:p text:style-name="P27">Ulike personer passer naturlig mot en eller flere roller<text:line-break/><text:s text:c="2"/>Man kan også påta seg…</text:p>
        </text:list-item>
      </text:list>
      <text:p text:style-name="Normal"/>
      <text:p text:style-name="Normal"><text:span text:style-name="T28">Gruppens funksjon</text:span></text:p>
      <text:list text:style-name="LFO3" text:continue-numbering="true">
        <text:list-item>
          <text:p text:style-name="P29">Gruppen koordinerer og binder sammen en organisasjon</text:p>
        </text:list-item>
        <text:list-item>
          <text:p text:style-name="P30">Gruppen letter gjennomføringa av komplekse avgjørelser/oppgaver</text:p>
        </text:list-item>
        <text:list-item>
          <text:p text:style-name="P31">Gruppen er et sted som løser problemer av saklig innhold</text:p>
        </text:list-item>
        <text:list-item>
          <text:p text:style-name="P32">Gruppen skaper nye ideer og kreative løsninger</text:p>
        </text:list-item>
      </text:list>
      <text:p text:style-name="Normal"><text:span text:style-name="T33">Sosial funksjon</text:span></text:p>
      <text:list text:style-name="LFO4" text:continue-numbering="true">
        <text:list-item>
          <text:p text:style-name="P34">Gruppen tilfredssiller behov for sosial kontakt</text:p>
        </text:list-item>
        <text:list-item>
          <text:p text:style-name="P35">Bekrefter følelse av identitet og egenverdi</text:p>
        </text:list-item>
        <text:list-item>
          <text:p text:style-name="P36">Fungerer som en mekanisme for løsning av sosiale problemer</text:p>
        </text:list-item>
      </text:list>
      <text:p text:style-name="Normal"/>
      <text:p text:style-name="Normal"><text:span text:style-name="T37">Gruppas forventninger</text:span></text:p>
      <text:list text:style-name="LFO5" text:continue-numbering="true">
        <text:list-item>
          <text:p text:style-name="P38">En felles forståelse av forventninger og spilleregler</text:p>
        </text:list-item>
        <text:list-item>
          <text:p text:style-name="P39">For bachelorprosjektet benytter man gjerne en gruppekontrakt</text:p>
        </text:list-item>
        <text:list-item>
          <text:p text:style-name="P40">I arbeidslivet har man føringer i forma av håndbøker, forventninger fra arbeidsgiver, ansettelseskontrakt, etc</text:p>
        </text:list-item>
        <text:list-item>
          <text:p text:style-name="P41">Ofte definerer en gruppe hva som er forventet og hva som ikke aksepteres<text:line-break/><text:s text:c="2"/>Eks. Workshop, brainstorming, møter, presentasjoner etc.</text:p>
        </text:list-item>
      </text:list>
      <text:p text:style-name="Normal"/>
      <text:p text:style-name="Normal"><text:span text:style-name="T42">Lederskap i gruppen</text:span></text:p>
      <text:list text:style-name="LFO6" text:continue-numbering="true">
        <text:list-item>
          <text:p text:style-name="P43">Hvordan ønsker gruppen at lederskap utføres?<text:line-break/>** Hvilke rettigheter har lederen?<text:line-break/>** Tillitt til lederen<text:line-break/>** Skal man ha én leder hele prosjektet eller rotere?<text:line-break/>** Fordeler og ulemper?<text:line-break/>** Ofte fordelaktig at noen har fokus på prosess og andre på produkt<text:line-break/>*** Begge deler setter krav til kommunikasjon, ryddighet og dokumentasjon</text:p>
        </text:list-item>
      </text:list>
      <text:p text:style-name="Normal"/>
      <text:p text:style-name="Normal"><text:span text:style-name="T44">Målsetting</text:span></text:p>
      <text:list text:style-name="LFO6" text:continue-numbering="true">
        <text:list-item>
          <text:p text:style-name="P45">Mål må være oppnåelige</text:p>
        </text:list-item>
        <text:list-item>
          <text:p text:style-name="P46">Husk at det kun e 4 måneder til ferdigstillelse og det er mye arbeide som må gjøres</text:p>
        </text:list-item>
        <text:list-item>
          <text:p text:style-name="P47">Mål bør besluttes sammen med oppdragsgiver og veileder/ansvarlig (for å sikre at det er oppnåelig)</text:p>
        </text:list-item>
        <text:list-item>
          <text:p text:style-name="P48">Kan deles i ulike delmål som prioriteres<text:line-break/>** Viktighet<text:line-break/>** Rekkefølge</text:p>
        </text:list-item>
        <text:list-item>
          <text:p text:style-name="P49">Hva er risiko for å ikke ha måloppnåelse? Risikoanalyse?<text:line-break/>** Risiko = sannsynlighet * konsekvens</text:p>
        </text:list-item>
      </text:list>
      <text:p text:style-name="Normal"/>
      <text:p text:style-name="P50">Målsetting og målbarhet</text:p>
      <text:p text:style-name="Normal"/>
      <text:p text:style-name="Normal"><text:span text:style-name="T51">Målbarhet</text:span></text:p>
      <text:list text:style-name="LFO7" text:continue-numbering="true">
        <text:list-item>
          <text:p text:style-name="P52">Hva er kriteriene for at man kan si at målene er nådd?</text:p>
        </text:list-item>
        <text:list-item>
          <text:p text:style-name="P53">Hvordan måler man dette?</text:p>
        </text:list-item>
      </text:list>
      <text:p text:style-name="Normal"/>
      <text:p text:style-name="Normal">Utvikling/koding av Prosjekt X er ferdig, hva med…</text:p>
      <text:list text:style-name="LFO8" text:continue-numbering="true">
        <text:list-item>
          <text:p text:style-name="P54">Testing</text:p>
        </text:list-item>
        <text:list-item>
          <text:p text:style-name="P55">Dokumentasjon</text:p>
        </text:list-item>
        <text:list-item>
          <text:p text:style-name="P56">Kildekode</text:p>
        </text:list-item>
        <text:list-item>
          <text:p text:style-name="P57">Skjermbilder</text:p>
        </text:list-item>
        <text:list-item>
          <text:p text:style-name="P58">Brukermanual</text:p>
        </text:list-item>
        <text:list-item>
          <text:p text:style-name="P59">Installasjon for bruker</text:p>
        </text:list-item>
        <text:list-item>
          <text:p text:style-name="P60">Presentasjon av produkt</text:p>
        </text:list-item>
        <text:list-item>
          <text:p text:style-name="P61">Dokumentasjon av prosessen (Produkt vs Prosess)</text:p>
        </text:list-item>
      </text:list>
      <text:p text:style-name="Normal"/>
      <text:p text:style-name="Normal">Når har man måloppnåelse?</text:p>
      <text:p text:style-name="Normal"/>
      <text:p text:style-name="Normal"><text:span text:style-name="T62">Tips: måloppnåelse</text:span></text:p>
      <text:p text:style-name="P63"/>
      <text:p text:style-name="Normal"><text:span text:style-name="T64">Mål og hensikt</text:span></text:p>
      <text:list text:style-name="LFO9" text:continue-numbering="true">
        <text:list-item>
          <text:p text:style-name="P65">Hvert mål eller delmål skal ha en hensikt</text:p>
        </text:list-item>
        <text:list-item>
          <text:p text:style-name="P66">Dersom man ikke vet hva som er hensikten med å oppnå et mål, gå tilbake og prøv igjen</text:p>
        </text:list-item>
        <text:list-item>
          <text:p text:style-name="P67">Det mål er nådd når man har oppnådd en ønsket sluttilstand<text:line-break/>** Hva er denne sluttilstanden?</text:p>
        </text:list-item>
      </text:list>
      <text:p text:style-name="Normal"/>
      <text:p text:style-name="Normal"><text:span text:style-name="T68">Dokumentasjon og sporbarhet</text:span></text:p>
      <text:p text:style-name="P69"/>
      <text:p text:style-name="Normal"><text:span text:style-name="T70">Det skal dokumenteres på prosessen:</text:span></text:p>
      <text:list text:style-name="LFO10" text:continue-numbering="true">
        <text:list-item>
          <text:p text:style-name="P71">Hva gjøres av hvem, når, hvordan og hvorfor?</text:p>
        </text:list-item>
        <text:list-item>
          <text:p text:style-name="P72">Referater fra interne og eksterne møter, dokumenter og beslutninger</text:p>
        </text:list-item>
        <text:list-item>
          <text:p text:style-name="P73">Hva går i henhold til planen og hva går imot planen og hvorfor?</text:p>
        </text:list-item>
      </text:list>
      <text:p text:style-name="P74">Dokumenteres på produkt</text:p>
      <text:list text:style-name="LFO11" text:continue-numbering="true">
        <text:list-item>
          <text:p text:style-name="P75">Alt som ikke er prosess :D<text:line-break/>** Tegninger, diagrammer, kildekode, skjermbilder, brukermanual, nettsider, etc.</text:p>
        </text:list-item>
        <text:list-item>
          <text:p text:style-name="P76">Referanser, kilder og resultater</text:p>
        </text:list-item>
      </text:list>
      <text:p text:style-name="P77">Selvevaluering</text:p>
      <text:list text:style-name="LFO12" text:continue-numbering="true">
        <text:list-item>
          <text:p text:style-name="P78">Personlig rapport</text:p>
        </text:list-item>
        <text:list-item>
          <text:p text:style-name="P79">Ta notater fortløpende, ikke vent til slutten</text:p>
        </text:list-item>
      </text:list>
      <text:p text:style-name="Normal"/>
      <text:p text:style-name="Normal"><text:span text:style-name="T80">Etterrettelighet</text:span></text:p>
      <text:p text:style-name="P81"/>
      <text:p text:style-name="Normal">Selvevaluering</text:p>
      <text:p text:style-name="Normal">Rapporteres sannferdig – dokumentere hvem som gjør hva i referater, arbeidsplaner, etc.</text:p>
      <text:p text:style-name="Normal">Tips:</text:p>
      <text:list text:style-name="LFO13" text:continue-numbering="true">
        <text:list-item>
          <text:p text:style-name="P82">Veileder, oppdragsgiver og evaluatorer snakker sammen</text:p>
        </text:list-item>
        <text:list-item>
          <text:p text:style-name="P83">Lett å oppdage dersom det som blir levert ikke stemmer med virkeligheten</text:p>
        </text:list-item>
        <text:list-item>
          <text:p text:style-name="P84">Kall en spade en spade – dersom noen ikke jobber, benytt gruppekontrakten slik at en person ikke drar ned de andre med seg</text:p>
        </text:list-item>
        <text:list-item>
          <text:p text:style-name="P85">Følg opp det man lover, etterrettelighet innad i gruppa og mot andre roller</text:p>
        </text:list-item>
        <text:list-item>
          <text:p text:style-name="P86">Spill veileder god ved å gi de en mulighet…</text:p>
        </text:list-item>
      </text:list>
      <text:p text:style-name="Normal"/>
      <text:p text:style-name="Normal"><text:span text:style-name="T87">Hvordan gjør vi prosjekter på IFE</text:span></text:p>
      <text:list text:style-name="LFO14" text:continue-numbering="true">
        <text:list-item>
          <text:p text:style-name="P88">Setter sammen team i forhold til kompetanse som (vi tror) behøves på prosjektet</text:p>
        </text:list-item>
        <text:list-item>
          <text:p text:style-name="P89">Prosjektleder utnevnes og det utarbeides prosjektmandat (styringsdokument) og regnskap (timer+kostnad) i gjeldende system (SAP)</text:p>
        </text:list-item>
        <text:list-item>
          <text:p text:style-name="P90">Prosjektet forholder seg til selskapets …</text:p>
        </text:list-item>
      </text:list>
      <text:p text:style-name="Normal"/>
      <text:p text:style-name="P91">Se forelesers notat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pperplate Gothic Light" svg:font-family="Copperplate Gothic Light" style:font-family-generic="swiss" style:font-pitch="variable" svg:panose-1="2 14 5 7 2 2 6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auto-update="true" style:default-outline-level="1">
      <style:paragraph-properties fo:keep-with-next="always" fo:keep-together="always" fo:margin-top="0.1666in"/>
      <style:text-properties style:font-name="Copperplate Gothic Light" style:font-name-asian="Times New Roman" style:font-name-complex="Times New Roman" fo:color="#2E74B5" fo:font-size="16pt" style:font-size-asian="16pt" style:font-size-complex="16pt" fo:hyphenate="false"/>
    </style:style>
    <style:style style:name="Normal" style:display-name="Normal" style:family="paragraph">
      <style:paragraph-properties fo:margin-bottom="0in" fo:line-height="100%"/>
      <style:text-properties style:font-name="Arial" fo:hyphenate="false"/>
    </style:style>
    <style:style style:name="Standardskriftforavsnitt" style:display-name="Standardskrift for avsnitt" style:family="text"/>
    <style:style style:name="Ingenmellomrom" style:display-name="Ingen mellomrom" style:family="paragraph" style:auto-update="true">
      <style:paragraph-properties fo:margin-bottom="0in" fo:line-height="100%"/>
      <style:text-properties style:font-name="Arial" fo:hyphenate="false"/>
    </style:style>
    <style:style style:name="Overskrift1Tegn" style:display-name="Overskrift 1 Tegn" style:family="text" style:parent-style-name="Standardskriftforavsnitt">
      <style:text-properties style:font-name="Copperplate Gothic Light" style:font-name-asian="Times New Roman" style:font-name-complex="Times New Roman" fo:color="#2E74B5" fo:font-size="16pt" style:font-size-asian="16pt" style:font-size-complex="16pt"/>
    </style:style>
    <style:style style:name="Listeavsnitt" style:display-name="Listeavsnit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Calibr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otater i Introduksjon til prosjektarbeid</dc:title>
    <dc:description/>
    <dc:subject/>
    <meta:initial-creator>Anders B-E</meta:initial-creator>
    <dc:creator>Anders B-E</dc:creator>
    <meta:creation-date>2016-01-08T08:13:00Z</meta:creation-date>
    <dc:date>2016-01-08T10:00:00Z</dc:date>
    <meta:template xlink:href="Normal.dotm" xlink:type="simple"/>
    <meta:editing-cycles>13</meta:editing-cycles>
    <meta:editing-duration>PT6420S</meta:editing-duration>
    <meta:document-statistic meta:page-count="1" meta:paragraph-count="9" meta:word-count="747" meta:character-count="4703" meta:row-count="33" meta:non-whitespace-character-count="3965"/>
  </office:meta>
</office:document-meta>
</file>